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09mm"/>
    </style:style>
    <style:style style:name="co3" style:family="table-column">
      <style:table-column-properties fo:break-before="auto" style:column-width="31.12mm"/>
    </style:style>
    <style:style style:name="co4" style:family="table-column">
      <style:table-column-properties fo:break-before="auto" style:column-width="27.82mm"/>
    </style:style>
    <style:style style:name="co5" style:family="table-column">
      <style:table-column-properties fo:break-before="auto" style:column-width="1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mm"/>
      <style:text-properties fo:color="#ffffff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mm"/>
      <style:text-properties fo:color="#ffffff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18" style:family="table-cell" style:parent-style-name="Default" style:data-style-name="N100">
      <style:table-cell-properties fo:background-color="#fff200"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000000"/>
      <style:text-properties fo:color="#ffffff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cccccc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1" table:number-columns-repeated="1019" table:default-cell-style-name="ce9"/>
        <table:table-row table:style-name="ro1">
          <table:table-cell table:style-name="ce1"/>
          <table:table-cell table:style-name="ce14" office:value-type="string" calcext:value-type="string">
            <text:p>Breadboard</text:p>
          </table:table-cell>
          <table:table-cell table:style-name="ce14" office:value-type="string" calcext:value-type="string">
            <text:p>PCB</text:p>
          </table:table-cell>
          <table:table-cell table:style-name="ce14" office:value-type="string" calcext:value-type="string">
            <text:p>PCB KeyID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1" office:value-type="string" calcext:value-type="string">
            <text:p>Key (Azerty)</text:p>
          </table:table-cell>
          <table:table-cell table:number-columns-repeated="2" table:style-name="ce4" office:value-type="string" calcext:value-type="string">
            <text:p>driver line→reader line</text:p>
          </table:table-cell>
          <table:table-cell table:style-name="ce4" office:value-type="string" calcext:value-type="string">
            <text:p>Driver*26 + reader</text:p>
          </table:table-cell>
          <table:table-cell table:style-name="ce7" office:value-type="string" calcext:value-type="string">
            <text:p>ScanCo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eyboard top line</text:p>
          </table:table-cell>
          <table:table-cell table:style-name="ce5" table:number-columns-repeated="3"/>
          <table:table-cell table:style-name="ce8"/>
          <table:table-cell table:style-name="ce10" table:number-columns-repeated="1019"/>
        </table:table-row>
        <table:table-row table:style-name="ro1">
          <table:table-cell office:value-type="string" calcext:value-type="string">
            <text:p>esc</text:p>
          </table:table-cell>
          <table:table-cell office:value-type="float" office:value="12.21" calcext:value-type="float">
            <text:p>12,21</text:p>
          </table:table-cell>
          <table:table-cell office:value-type="string" calcext:value-type="string">
            <text:p>12,21</text:p>
          </table:table-cell>
          <table:table-cell table:style-name="ce19" table:formula="of:=VALUE(LEFT( [.C4]; FIND(&quot;,&quot;;[.C4])-1 ))*26  + VALUE(RIGHT([.C4];LEN([.C4])-FIND(&quot;,&quot;;[.C4])))" office:value-type="float" office:value="333" calcext:value-type="float">
            <text:p>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13,21</text:p>
          </table:table-cell>
          <table:table-cell table:style-name="ce19" table:formula="of:=VALUE(LEFT( [.C5]; FIND(&quot;,&quot;;[.C5])-1 ))*26  + VALUE(RIGHT([.C5];LEN([.C5])-FIND(&quot;,&quot;;[.C5])))" office:value-type="float" office:value="359" calcext:value-type="float">
            <text:p>3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12,16</text:p>
          </table:table-cell>
          <table:table-cell table:style-name="ce19" table:formula="of:=VALUE(LEFT( [.C6]; FIND(&quot;,&quot;;[.C6])-1 ))*26  + VALUE(RIGHT([.C6];LEN([.C6])-FIND(&quot;,&quot;;[.C6])))" office:value-type="float" office:value="328" calcext:value-type="float">
            <text:p>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13,16</text:p>
          </table:table-cell>
          <table:table-cell table:style-name="ce19" table:formula="of:=VALUE(LEFT( [.C7]; FIND(&quot;,&quot;;[.C7])-1 ))*26  + VALUE(RIGHT([.C7];LEN([.C7])-FIND(&quot;,&quot;;[.C7])))" office:value-type="float" office:value="354" calcext:value-type="float">
            <text:p>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15,16</text:p>
          </table:table-cell>
          <table:table-cell table:style-name="ce19" table:formula="of:=VALUE(LEFT( [.C8]; FIND(&quot;,&quot;;[.C8])-1 ))*26  + VALUE(RIGHT([.C8];LEN([.C8])-FIND(&quot;,&quot;;[.C8])))" office:value-type="float" office:value="406" calcext:value-type="float">
            <text:p>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2.14" calcext:value-type="float">
            <text:p>12,14</text:p>
          </table:table-cell>
          <table:table-cell office:value-type="string" calcext:value-type="string">
            <text:p>12,14</text:p>
          </table:table-cell>
          <table:table-cell table:style-name="ce19" table:formula="of:=VALUE(LEFT( [.C9]; FIND(&quot;,&quot;;[.C9])-1 ))*26  + VALUE(RIGHT([.C9];LEN([.C9])-FIND(&quot;,&quot;;[.C9])))" office:value-type="float" office:value="326" calcext:value-type="float">
            <text:p>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.14" calcext:value-type="float">
            <text:p>13,14</text:p>
          </table:table-cell>
          <table:table-cell office:value-type="string" calcext:value-type="string">
            <text:p>13,14</text:p>
          </table:table-cell>
          <table:table-cell table:style-name="ce19" table:formula="of:=VALUE(LEFT( [.C10]; FIND(&quot;,&quot;;[.C10])-1 ))*26  + VALUE(RIGHT([.C10];LEN([.C10])-FIND(&quot;,&quot;;[.C10])))" office:value-type="float" office:value="352" calcext:value-type="float">
            <text:p>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14,15</text:p>
          </table:table-cell>
          <table:table-cell table:style-name="ce19" table:formula="of:=VALUE(LEFT( [.C11]; FIND(&quot;,&quot;;[.C11])-1 ))*26  + VALUE(RIGHT([.C11];LEN([.C11])-FIND(&quot;,&quot;;[.C11])))" office:value-type="float" office:value="379" calcext:value-type="float">
            <text:p>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0.12" calcext:value-type="float">
            <text:p>10,12</text:p>
          </table:table-cell>
          <table:table-cell table:style-name="ce18" office:value-type="string" calcext:value-type="string">
            <text:p>9,12</text:p>
          </table:table-cell>
          <table:table-cell table:style-name="ce19" table:formula="of:=VALUE(LEFT( [.C12]; FIND(&quot;,&quot;;[.C12])-1 ))*26  + VALUE(RIGHT([.C12];LEN([.C12])-FIND(&quot;,&quot;;[.C12])))" office:value-type="float" office:value="246" calcext:value-type="float">
            <text:p>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0.13" calcext:value-type="float">
            <text:p>10,13</text:p>
          </table:table-cell>
          <table:table-cell table:style-name="ce18" office:value-type="string" calcext:value-type="string">
            <text:p>9,13</text:p>
          </table:table-cell>
          <table:table-cell table:style-name="ce19" table:formula="of:=VALUE(LEFT( [.C13]; FIND(&quot;,&quot;;[.C13])-1 ))*26  + VALUE(RIGHT([.C13];LEN([.C13])-FIND(&quot;,&quot;;[.C13])))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10.15" calcext:value-type="float">
            <text:p>10,15</text:p>
          </table:table-cell>
          <table:table-cell table:style-name="ce18" office:value-type="string" calcext:value-type="string">
            <text:p>9,15</text:p>
          </table:table-cell>
          <table:table-cell table:style-name="ce19" table:formula="of:=VALUE(LEFT( [.C14]; FIND(&quot;,&quot;;[.C14])-1 ))*26  + VALUE(RIGHT([.C14];LEN([.C14])-FIND(&quot;,&quot;;[.C14])))"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7.12" calcext:value-type="float">
            <text:p>7,12</text:p>
          </table:table-cell>
          <table:table-cell office:value-type="string" calcext:value-type="string">
            <text:p>7,12</text:p>
          </table:table-cell>
          <table:table-cell table:style-name="ce19" table:formula="of:=VALUE(LEFT( [.C15]; FIND(&quot;,&quot;;[.C15])-1 ))*26  + VALUE(RIGHT([.C15];LEN([.C15])-FIND(&quot;,&quot;;[.C15])))" office:value-type="float" office:value="194" calcext:value-type="float">
            <text:p>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7.13" calcext:value-type="float">
            <text:p>7,13</text:p>
          </table:table-cell>
          <table:table-cell office:value-type="string" calcext:value-type="string">
            <text:p>7,13</text:p>
          </table:table-cell>
          <table:table-cell table:style-name="ce19" table:formula="of:=VALUE(LEFT( [.C16]; FIND(&quot;,&quot;;[.C16])-1 ))*26  + VALUE(RIGHT([.C16];LEN([.C16])-FIND(&quot;,&quot;;[.C16])))" office:value-type="float" office:value="195" calcext:value-type="float">
            <text:p>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er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12,25</text:p>
          </table:table-cell>
          <table:table-cell table:style-name="ce19" table:formula="of:=VALUE(LEFT( [.C17]; FIND(&quot;,&quot;;[.C17])-1 ))*26  + VALUE(RIGHT([.C17];LEN([.C17])-FIND(&quot;,&quot;;[.C17])))" office:value-type="float" office:value="337" calcext:value-type="float">
            <text:p>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-screen</text:p>
          </table:table-cell>
          <table:table-cell office:value-type="float" office:value="6.12" calcext:value-type="float">
            <text:p>6,12</text:p>
          </table:table-cell>
          <table:table-cell office:value-type="string" calcext:value-type="string">
            <text:p>6,12</text:p>
          </table:table-cell>
          <table:table-cell table:style-name="ce19" table:formula="of:=VALUE(LEFT( [.C18]; FIND(&quot;,&quot;;[.C18])-1 ))*26  + VALUE(RIGHT([.C18];LEN([.C18])-FIND(&quot;,&quot;;[.C18])))"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6,13</text:p>
          </table:table-cell>
          <table:table-cell table:style-name="ce19" table:formula="of:=VALUE(LEFT( [.C19]; FIND(&quot;,&quot;;[.C19])-1 ))*26  + VALUE(RIGHT([.C19];LEN([.C19])-FIND(&quot;,&quot;;[.C19])))"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eyboad 2d line</text:p>
          </table:table-cell>
          <table:table-cell table:style-name="ce5" table:number-columns-repeated="3"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Exponent 2</text:p>
          </table:table-cell>
          <table:table-cell office:value-type="float" office:value="15.21" calcext:value-type="float">
            <text:p>15,21</text:p>
          </table:table-cell>
          <table:table-cell office:value-type="string" calcext:value-type="string">
            <text:p>15,21</text:p>
          </table:table-cell>
          <table:table-cell table:style-name="ce19" table:formula="of:=VALUE(LEFT( [.C21]; FIND(&quot;,&quot;;[.C21])-1 ))*26  + VALUE(RIGHT([.C21];LEN([.C21])-FIND(&quot;,&quot;;[.C21])))" office:value-type="float" office:value="411" calcext:value-type="float">
            <text:p>4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21" calcext:value-type="float">
            <text:p>17,21</text:p>
          </table:table-cell>
          <table:table-cell office:value-type="string" calcext:value-type="string">
            <text:p>17,21</text:p>
          </table:table-cell>
          <table:table-cell table:style-name="ce19" table:formula="of:=VALUE(LEFT( [.C22]; FIND(&quot;,&quot;;[.C22])-1 ))*26  + VALUE(RIGHT([.C22];LEN([.C22])-FIND(&quot;,&quot;;[.C22])))" office:value-type="float" office:value="463" calcext:value-type="float">
            <text:p>46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17" calcext:value-type="float">
            <text:p>16,17</text:p>
          </table:table-cell>
          <table:table-cell office:value-type="string" calcext:value-type="string">
            <text:p>16,17</text:p>
          </table:table-cell>
          <table:table-cell table:style-name="ce19" table:formula="of:=VALUE(LEFT( [.C23]; FIND(&quot;,&quot;;[.C23])-1 ))*26  + VALUE(RIGHT([.C23];LEN([.C23])-FIND(&quot;,&quot;;[.C23])))" office:value-type="float" office:value="433" calcext:value-type="float">
            <text:p>43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17" calcext:value-type="float">
            <text:p>14,17</text:p>
          </table:table-cell>
          <table:table-cell office:value-type="string" calcext:value-type="string">
            <text:p>14,17</text:p>
          </table:table-cell>
          <table:table-cell table:style-name="ce19" table:formula="of:=VALUE(LEFT( [.C24]; FIND(&quot;,&quot;;[.C24])-1 ))*26  + VALUE(RIGHT([.C24];LEN([.C24])-FIND(&quot;,&quot;;[.C24])))" office:value-type="float" office:value="381" calcext:value-type="float">
            <text:p>38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13" calcext:value-type="float">
            <text:p>11,13</text:p>
          </table:table-cell>
          <table:table-cell office:value-type="string" calcext:value-type="string">
            <text:p>11,13</text:p>
          </table:table-cell>
          <table:table-cell table:style-name="ce19" table:formula="of:=VALUE(LEFT( [.C25]; FIND(&quot;,&quot;;[.C25])-1 ))*26  + VALUE(RIGHT([.C25];LEN([.C25])-FIND(&quot;,&quot;;[.C25])))" office:value-type="float" office:value="299" calcext:value-type="float">
            <text:p>29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12" calcext:value-type="float">
            <text:p>11,12</text:p>
          </table:table-cell>
          <table:table-cell office:value-type="string" calcext:value-type="string">
            <text:p>11,12</text:p>
          </table:table-cell>
          <table:table-cell table:style-name="ce19" table:formula="of:=VALUE(LEFT( [.C26]; FIND(&quot;,&quot;;[.C26])-1 ))*26  + VALUE(RIGHT([.C26];LEN([.C26])-FIND(&quot;,&quot;;[.C26])))" office:value-type="float" office:value="298" calcext:value-type="float">
            <text:p>29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2" calcext:value-type="float">
            <text:p>9,12</text:p>
          </table:table-cell>
          <table:table-cell table:style-name="ce18" office:value-type="string" calcext:value-type="string">
            <text:p>10,12</text:p>
          </table:table-cell>
          <table:table-cell table:style-name="ce19" table:formula="of:=VALUE(LEFT( [.C27]; FIND(&quot;,&quot;;[.C27])-1 ))*26  + VALUE(RIGHT([.C27];LEN([.C27])-FIND(&quot;,&quot;;[.C27])))" office:value-type="float" office:value="272" calcext:value-type="float">
            <text:p>27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3" calcext:value-type="float">
            <text:p>9,13</text:p>
          </table:table-cell>
          <table:table-cell table:style-name="ce18" office:value-type="string" calcext:value-type="string">
            <text:p>10,13</text:p>
          </table:table-cell>
          <table:table-cell table:style-name="ce19" table:formula="of:=VALUE(LEFT( [.C28]; FIND(&quot;,&quot;;[.C28])-1 ))*26  + VALUE(RIGHT([.C28];LEN([.C28])-FIND(&quot;,&quot;;[.C28])))" office:value-type="float" office:value="273" calcext:value-type="float">
            <text:p>27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17" calcext:value-type="float">
            <text:p>10,17</text:p>
          </table:table-cell>
          <table:table-cell table:style-name="ce18" office:value-type="string" calcext:value-type="string">
            <text:p>9,17</text:p>
          </table:table-cell>
          <table:table-cell table:style-name="ce19" table:formula="of:=VALUE(LEFT( [.C29]; FIND(&quot;,&quot;;[.C29])-1 ))*26  + VALUE(RIGHT([.C29];LEN([.C29])-FIND(&quot;,&quot;;[.C29])))" office:value-type="float" office:value="251" calcext:value-type="float">
            <text:p>25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13" calcext:value-type="float">
            <text:p>8,13</text:p>
          </table:table-cell>
          <table:table-cell office:value-type="string" calcext:value-type="string">
            <text:p>8,13</text:p>
          </table:table-cell>
          <table:table-cell table:style-name="ce19" table:formula="of:=VALUE(LEFT( [.C30]; FIND(&quot;,&quot;;[.C30])-1 ))*26  + VALUE(RIGHT([.C30];LEN([.C30])-FIND(&quot;,&quot;;[.C30])))" office:value-type="float" office:value="221" calcext:value-type="float">
            <text:p>22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,17</text:p>
          </table:table-cell>
          <table:table-cell office:value-type="string" calcext:value-type="string">
            <text:p>7,17</text:p>
          </table:table-cell>
          <table:table-cell table:style-name="ce19" table:formula="of:=VALUE(LEFT( [.C31]; FIND(&quot;,&quot;;[.C31])-1 ))*26  + VALUE(RIGHT([.C31];LEN([.C31])-FIND(&quot;,&quot;;[.C31])))" office:value-type="float" office:value="199" calcext:value-type="float">
            <text:p>1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6.15" calcext:value-type="float">
            <text:p>6,15</text:p>
          </table:table-cell>
          <table:table-cell office:value-type="string" calcext:value-type="string">
            <text:p>6,15</text:p>
          </table:table-cell>
          <table:table-cell table:style-name="ce19" table:formula="of:=VALUE(LEFT( [.C32]; FIND(&quot;,&quot;;[.C32])-1 ))*26  + VALUE(RIGHT([.C32];LEN([.C32])-FIND(&quot;,&quot;;[.C32])))"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sh</text:p>
          </table:table-cell>
          <table:table-cell office:value-type="float" office:value="8.12" calcext:value-type="float">
            <text:p>8,12</text:p>
          </table:table-cell>
          <table:table-cell office:value-type="string" calcext:value-type="string">
            <text:p>8,12</text:p>
          </table:table-cell>
          <table:table-cell table:style-name="ce19" table:formula="of:=VALUE(LEFT( [.C33]; FIND(&quot;,&quot;;[.C33])-1 ))*26  + VALUE(RIGHT([.C33];LEN([.C33])-FIND(&quot;,&quot;;[.C33])))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7.15" calcext:value-type="float">
            <text:p>7,15</text:p>
          </table:table-cell>
          <table:table-cell office:value-type="string" calcext:value-type="string">
            <text:p>7,15</text:p>
          </table:table-cell>
          <table:table-cell table:style-name="ce19" table:formula="of:=VALUE(LEFT( [.C34]; FIND(&quot;,&quot;;[.C34])-1 ))*26  + VALUE(RIGHT([.C34];LEN([.C34])-FIND(&quot;,&quot;;[.C34])))" office:value-type="float" office:value="197" calcext:value-type="float">
            <text:p>1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eyboard 3th line</text:p>
          </table:table-cell>
          <table:table-cell table:style-name="ce5" table:number-columns-repeated="3"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18.21" calcext:value-type="float">
            <text:p>18,21</text:p>
          </table:table-cell>
          <table:table-cell office:value-type="string" calcext:value-type="string">
            <text:p>18,21</text:p>
          </table:table-cell>
          <table:table-cell table:style-name="ce19" table:formula="of:=VALUE(LEFT( [.C36]; FIND(&quot;,&quot;;[.C36])-1 ))*26  + VALUE(RIGHT([.C36];LEN([.C36])-FIND(&quot;,&quot;;[.C36])))" office:value-type="float" office:value="489" calcext:value-type="float">
            <text:p>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.21" calcext:value-type="float">
            <text:p>19,21</text:p>
          </table:table-cell>
          <table:table-cell office:value-type="string" calcext:value-type="string">
            <text:p>19,21</text:p>
          </table:table-cell>
          <table:table-cell table:style-name="ce19" table:formula="of:=VALUE(LEFT( [.C37]; FIND(&quot;,&quot;;[.C37])-1 ))*26  + VALUE(RIGHT([.C37];LEN([.C37])-FIND(&quot;,&quot;;[.C37])))" office:value-type="float" office:value="515" calcext:value-type="float">
            <text:p>5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16,18</text:p>
          </table:table-cell>
          <table:table-cell table:style-name="ce19" table:formula="of:=VALUE(LEFT( [.C38]; FIND(&quot;,&quot;;[.C38])-1 ))*26  + VALUE(RIGHT([.C38];LEN([.C38])-FIND(&quot;,&quot;;[.C38])))" office:value-type="float" office:value="434" calcext:value-type="float">
            <text:p>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.18" calcext:value-type="float">
            <text:p>14,18</text:p>
          </table:table-cell>
          <table:table-cell office:value-type="string" calcext:value-type="string">
            <text:p>14,18</text:p>
          </table:table-cell>
          <table:table-cell table:style-name="ce19" table:formula="of:=VALUE(LEFT( [.C39]; FIND(&quot;,&quot;;[.C39])-1 ))*26  + VALUE(RIGHT([.C39];LEN([.C39])-FIND(&quot;,&quot;;[.C39])))" office:value-type="float" office:value="382" calcext:value-type="float">
            <text:p>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11,17</text:p>
          </table:table-cell>
          <table:table-cell table:style-name="ce19" table:formula="of:=VALUE(LEFT( [.C40]; FIND(&quot;,&quot;;[.C40])-1 ))*26  + VALUE(RIGHT([.C40];LEN([.C40])-FIND(&quot;,&quot;;[.C40])))" office:value-type="float" office:value="303" calcext:value-type="float">
            <text:p>3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.15" calcext:value-type="float">
            <text:p>11,15</text:p>
          </table:table-cell>
          <table:table-cell office:value-type="string" calcext:value-type="string">
            <text:p>11,15</text:p>
          </table:table-cell>
          <table:table-cell table:style-name="ce19" table:formula="of:=VALUE(LEFT( [.C41]; FIND(&quot;,&quot;;[.C41])-1 ))*26  + VALUE(RIGHT([.C41];LEN([.C41])-FIND(&quot;,&quot;;[.C41])))" office:value-type="float" office:value="301" calcext:value-type="float">
            <text:p>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.15" calcext:value-type="float">
            <text:p>9,15</text:p>
          </table:table-cell>
          <table:table-cell table:style-name="ce18" office:value-type="string" calcext:value-type="string">
            <text:p>10,15</text:p>
          </table:table-cell>
          <table:table-cell table:style-name="ce19" table:formula="of:=VALUE(LEFT( [.C42]; FIND(&quot;,&quot;;[.C42])-1 ))*26  + VALUE(RIGHT([.C42];LEN([.C42])-FIND(&quot;,&quot;;[.C42])))" office:value-type="float" office:value="275" calcext:value-type="float">
            <text:p>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.17" calcext:value-type="float">
            <text:p>9,17</text:p>
          </table:table-cell>
          <table:table-cell table:style-name="ce18" office:value-type="string" calcext:value-type="string">
            <text:p>10,17</text:p>
          </table:table-cell>
          <table:table-cell table:style-name="ce19" table:formula="of:=VALUE(LEFT( [.C43]; FIND(&quot;,&quot;;[.C43])-1 ))*26  + VALUE(RIGHT([.C43];LEN([.C43])-FIND(&quot;,&quot;;[.C43])))" office:value-type="float" office:value="277" calcext:value-type="float">
            <text:p>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.18" calcext:value-type="float">
            <text:p>10,18</text:p>
          </table:table-cell>
          <table:table-cell table:style-name="ce18" office:value-type="string" calcext:value-type="string">
            <text:p>9,18</text:p>
          </table:table-cell>
          <table:table-cell table:style-name="ce19" table:formula="of:=VALUE(LEFT( [.C44]; FIND(&quot;,&quot;;[.C44])-1 ))*26  + VALUE(RIGHT([.C44];LEN([.C44])-FIND(&quot;,&quot;;[.C44])))"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.17" calcext:value-type="float">
            <text:p>8,17</text:p>
          </table:table-cell>
          <table:table-cell office:value-type="string" calcext:value-type="string">
            <text:p>8,17</text:p>
          </table:table-cell>
          <table:table-cell table:style-name="ce19" table:formula="of:=VALUE(LEFT( [.C45]; FIND(&quot;,&quot;;[.C45])-1 ))*26  + VALUE(RIGHT([.C45];LEN([.C45])-FIND(&quot;,&quot;;[.C45])))"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7.18" calcext:value-type="float">
            <text:p>7,18</text:p>
          </table:table-cell>
          <table:table-cell office:value-type="string" calcext:value-type="string">
            <text:p>7,18</text:p>
          </table:table-cell>
          <table:table-cell table:style-name="ce19" table:formula="of:=VALUE(LEFT( [.C46]; FIND(&quot;,&quot;;[.C46])-1 ))*26  + VALUE(RIGHT([.C46];LEN([.C46])-FIND(&quot;,&quot;;[.C46])))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^ [</text:p>
          </table:table-cell>
          <table:table-cell office:value-type="float" office:value="8.15" calcext:value-type="float">
            <text:p>8,15</text:p>
          </table:table-cell>
          <table:table-cell office:value-type="string" calcext:value-type="string">
            <text:p>8,15</text:p>
          </table:table-cell>
          <table:table-cell table:style-name="ce19" table:formula="of:=VALUE(LEFT( [.C47]; FIND(&quot;,&quot;;[.C47])-1 ))*26  + VALUE(RIGHT([.C47];LEN([.C47])-FIND(&quot;,&quot;;[.C47])))"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$ ]</text:p>
          </table:table-cell>
          <table:table-cell table:number-columns-repeated="2" office:value-type="string" calcext:value-type="string">
            <text:p>6,20</text:p>
          </table:table-cell>
          <table:table-cell table:style-name="ce19" table:formula="of:=VALUE(LEFT( [.C48]; FIND(&quot;,&quot;;[.C48])-1 ))*26  + VALUE(RIGHT([.C48];LEN([.C48])-FIND(&quot;,&quot;;[.C48])))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6.19" calcext:value-type="float">
            <text:p>6,19</text:p>
          </table:table-cell>
          <table:table-cell office:value-type="string" calcext:value-type="string">
            <text:p>6,19</text:p>
          </table:table-cell>
          <table:table-cell table:style-name="ce19" table:formula="of:=VALUE(LEFT( [.C49]; FIND(&quot;,&quot;;[.C49])-1 ))*26  + VALUE(RIGHT([.C49];LEN([.C49])-FIND(&quot;,&quot;;[.C49])))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eyboard 4th line</text:p>
          </table:table-cell>
          <table:table-cell table:style-name="ce5" table:number-columns-repeated="3"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Caps Lock</text:p>
          </table:table-cell>
          <table:table-cell office:value-type="float" office:value="17.26" calcext:value-type="float">
            <text:p>17,26</text:p>
          </table:table-cell>
          <table:table-cell office:value-type="string" calcext:value-type="string">
            <text:p>17,26</text:p>
          </table:table-cell>
          <table:table-cell table:style-name="ce19" table:formula="of:=VALUE(LEFT( [.C51]; FIND(&quot;,&quot;;[.C51])-1 ))*26  + VALUE(RIGHT([.C51];LEN([.C51])-FIND(&quot;,&quot;;[.C51])))" office:value-type="float" office:value="468" calcext:value-type="float">
            <text:p>4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0.21" calcext:value-type="float">
            <text:p>20,21</text:p>
          </table:table-cell>
          <table:table-cell office:value-type="string" calcext:value-type="string">
            <text:p>20,21</text:p>
          </table:table-cell>
          <table:table-cell table:style-name="ce19" table:formula="of:=VALUE(LEFT( [.C52]; FIND(&quot;,&quot;;[.C52])-1 ))*26  + VALUE(RIGHT([.C52];LEN([.C52])-FIND(&quot;,&quot;;[.C52])))" office:value-type="float" office:value="541" calcext:value-type="float">
            <text:p>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.19" calcext:value-type="float">
            <text:p>16,19</text:p>
          </table:table-cell>
          <table:table-cell office:value-type="string" calcext:value-type="string">
            <text:p>16,19</text:p>
          </table:table-cell>
          <table:table-cell table:style-name="ce19" table:formula="of:=VALUE(LEFT( [.C53]; FIND(&quot;,&quot;;[.C53])-1 ))*26  + VALUE(RIGHT([.C53];LEN([.C53])-FIND(&quot;,&quot;;[.C53])))" office:value-type="float" office:value="435" calcext:value-type="float">
            <text:p>4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14,20</text:p>
          </table:table-cell>
          <table:table-cell table:style-name="ce19" table:formula="of:=VALUE(LEFT( [.C54]; FIND(&quot;,&quot;;[.C54])-1 ))*26  + VALUE(RIGHT([.C54];LEN([.C54])-FIND(&quot;,&quot;;[.C54])))" office:value-type="float" office:value="384" calcext:value-type="float">
            <text:p>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11,19</text:p>
          </table:table-cell>
          <table:table-cell table:style-name="ce19" table:formula="of:=VALUE(LEFT( [.C55]; FIND(&quot;,&quot;;[.C55])-1 ))*26  + VALUE(RIGHT([.C55];LEN([.C55])-FIND(&quot;,&quot;;[.C55])))" office:value-type="float" office:value="305" calcext:value-type="float">
            <text:p>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11,18</text:p>
          </table:table-cell>
          <table:table-cell table:style-name="ce19" table:formula="of:=VALUE(LEFT( [.C56]; FIND(&quot;,&quot;;[.C56])-1 ))*26  + VALUE(RIGHT([.C56];LEN([.C56])-FIND(&quot;,&quot;;[.C56])))" office:value-type="float" office:value="304" calcext:value-type="float">
            <text:p>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9,18</text:p>
          </table:table-cell>
          <table:table-cell table:style-name="ce18" office:value-type="string" calcext:value-type="string">
            <text:p>10,18</text:p>
          </table:table-cell>
          <table:table-cell table:style-name="ce19" table:formula="of:=VALUE(LEFT( [.C57]; FIND(&quot;,&quot;;[.C57])-1 ))*26  + VALUE(RIGHT([.C57];LEN([.C57])-FIND(&quot;,&quot;;[.C57])))" office:value-type="float" office:value="278" calcext:value-type="float">
            <text:p>2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9,19</text:p>
          </table:table-cell>
          <table:table-cell table:style-name="ce18" office:value-type="string" calcext:value-type="string">
            <text:p>10,19</text:p>
          </table:table-cell>
          <table:table-cell table:style-name="ce19" table:formula="of:=VALUE(LEFT( [.C58]; FIND(&quot;,&quot;;[.C58])-1 ))*26  + VALUE(RIGHT([.C58];LEN([.C58])-FIND(&quot;,&quot;;[.C58])))"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0,19</text:p>
          </table:table-cell>
          <table:table-cell table:style-name="ce18" office:value-type="string" calcext:value-type="string">
            <text:p>9,19</text:p>
          </table:table-cell>
          <table:table-cell table:style-name="ce19" table:formula="of:=VALUE(LEFT( [.C59]; FIND(&quot;,&quot;;[.C59])-1 ))*26  + VALUE(RIGHT([.C59];LEN([.C59])-FIND(&quot;,&quot;;[.C59])))"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8,19</text:p>
          </table:table-cell>
          <table:table-cell table:style-name="ce19" table:formula="of:=VALUE(LEFT( [.C60]; FIND(&quot;,&quot;;[.C60])-1 ))*26  + VALUE(RIGHT([.C60];LEN([.C60])-FIND(&quot;,&quot;;[.C60])))" office:value-type="float" office:value="227" calcext:value-type="float">
            <text:p>2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7,19</text:p>
          </table:table-cell>
          <table:table-cell table:style-name="ce19" table:formula="of:=VALUE(LEFT( [.C61]; FIND(&quot;,&quot;;[.C61])-1 ))*26  + VALUE(RIGHT([.C61];LEN([.C61])-FIND(&quot;,&quot;;[.C61])))" office:value-type="float" office:value="201" calcext:value-type="float">
            <text:p>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8,18</text:p>
          </table:table-cell>
          <table:table-cell table:style-name="ce19" table:formula="of:=VALUE(LEFT( [.C62]; FIND(&quot;,&quot;;[.C62])-1 ))*26  + VALUE(RIGHT([.C62];LEN([.C62])-FIND(&quot;,&quot;;[.C62])))"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µ</text:p>
          </table:table-cell>
          <table:table-cell table:number-columns-repeated="2" office:value-type="string" calcext:value-type="string">
            <text:p>6,18</text:p>
          </table:table-cell>
          <table:table-cell table:style-name="ce19" table:formula="of:=VALUE(LEFT( [.C63]; FIND(&quot;,&quot;;[.C63])-1 ))*26  + VALUE(RIGHT([.C63];LEN([.C63])-FIND(&quot;,&quot;;[.C63])))"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eyboard 5th line</text:p>
          </table:table-cell>
          <table:table-cell table:style-name="ce5" table:number-columns-repeated="3"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Shift left</text:p>
          </table:table-cell>
          <table:table-cell table:number-columns-repeated="2" office:value-type="string" calcext:value-type="string">
            <text:p>12,26</text:p>
          </table:table-cell>
          <table:table-cell table:style-name="ce19" table:formula="of:=VALUE(LEFT( [.C65]; FIND(&quot;,&quot;;[.C65])-1 ))*26  + VALUE(RIGHT([.C65];LEN([.C65])-FIND(&quot;,&quot;;[.C65])))" office:value-type="float" office:value="338" calcext:value-type="float">
            <text:p>3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16,22</text:p>
          </table:table-cell>
          <table:table-cell table:style-name="ce19" table:formula="of:=VALUE(LEFT( [.C66]; FIND(&quot;,&quot;;[.C66])-1 ))*26  + VALUE(RIGHT([.C66];LEN([.C66])-FIND(&quot;,&quot;;[.C66])))" office:value-type="float" office:value="438" calcext:value-type="float">
            <text:p>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21,22</text:p>
          </table:table-cell>
          <table:table-cell table:style-name="ce19" table:formula="of:=VALUE(LEFT( [.C67]; FIND(&quot;,&quot;;[.C67])-1 ))*26  + VALUE(RIGHT([.C67];LEN([.C67])-FIND(&quot;,&quot;;[.C67])))" office:value-type="float" office:value="568" calcext:value-type="float">
            <text:p>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6,20</text:p>
          </table:table-cell>
          <table:table-cell table:style-name="ce19" table:formula="of:=VALUE(LEFT( [.C68]; FIND(&quot;,&quot;;[.C68])-1 ))*26  + VALUE(RIGHT([.C68];LEN([.C68])-FIND(&quot;,&quot;;[.C68])))" office:value-type="float" office:value="436" calcext:value-type="float">
            <text:p>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14,19</text:p>
          </table:table-cell>
          <table:table-cell table:style-name="ce19" table:formula="of:=VALUE(LEFT( [.C69]; FIND(&quot;,&quot;;[.C69])-1 ))*26  + VALUE(RIGHT([.C69];LEN([.C69])-FIND(&quot;,&quot;;[.C69])))" office:value-type="float" office:value="383" calcext:value-type="float">
            <text:p>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11,22</text:p>
          </table:table-cell>
          <table:table-cell table:style-name="ce19" table:formula="of:=VALUE(LEFT( [.C70]; FIND(&quot;,&quot;;[.C70])-1 ))*26  + VALUE(RIGHT([.C70];LEN([.C70])-FIND(&quot;,&quot;;[.C70])))" office:value-type="float" office:value="308" calcext:value-type="float">
            <text:p>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11,20</text:p>
          </table:table-cell>
          <table:table-cell table:style-name="ce19" table:formula="of:=VALUE(LEFT( [.C71]; FIND(&quot;,&quot;;[.C71])-1 ))*26  + VALUE(RIGHT([.C71];LEN([.C71])-FIND(&quot;,&quot;;[.C71])))" office:value-type="float" office:value="306" calcext:value-type="float">
            <text:p>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9,20</text:p>
          </table:table-cell>
          <table:table-cell table:style-name="ce18" office:value-type="string" calcext:value-type="string">
            <text:p>10,20</text:p>
          </table:table-cell>
          <table:table-cell table:style-name="ce19" table:formula="of:=VALUE(LEFT( [.C72]; FIND(&quot;,&quot;;[.C72])-1 ))*26  + VALUE(RIGHT([.C72];LEN([.C72])-FIND(&quot;,&quot;;[.C72])))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9,22</text:p>
          </table:table-cell>
          <table:table-cell table:style-name="ce18" office:value-type="string" calcext:value-type="string">
            <text:p>10,22</text:p>
          </table:table-cell>
          <table:table-cell table:style-name="ce19" table:formula="of:=VALUE(LEFT( [.C73]; FIND(&quot;,&quot;;[.C73])-1 ))*26  + VALUE(RIGHT([.C73];LEN([.C73])-FIND(&quot;,&quot;;[.C73])))" office:value-type="float" office:value="282" calcext:value-type="float">
            <text:p>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10,20</text:p>
          </table:table-cell>
          <table:table-cell table:style-name="ce18" office:value-type="string" calcext:value-type="string">
            <text:p>9,20</text:p>
          </table:table-cell>
          <table:table-cell table:style-name="ce19" table:formula="of:=VALUE(LEFT( [.C74]; FIND(&quot;,&quot;;[.C74])-1 ))*26  + VALUE(RIGHT([.C74];LEN([.C74])-FIND(&quot;,&quot;;[.C74])))" office:value-type="float" office:value="254" calcext:value-type="float">
            <text:p>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8,20</text:p>
          </table:table-cell>
          <table:table-cell table:style-name="ce19" table:formula="of:=VALUE(LEFT( [.C75]; FIND(&quot;,&quot;;[.C75])-1 ))*26  + VALUE(RIGHT([.C75];LEN([.C75])-FIND(&quot;,&quot;;[.C75])))"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7,20</text:p>
          </table:table-cell>
          <table:table-cell table:style-name="ce19" table:formula="of:=VALUE(LEFT( [.C76]; FIND(&quot;,&quot;;[.C76])-1 ))*26  + VALUE(RIGHT([.C76];LEN([.C76])-FIND(&quot;,&quot;;[.C76])))"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ft right</text:p>
          </table:table-cell>
          <table:table-cell table:number-columns-repeated="2" office:value-type="string" calcext:value-type="string">
            <text:p>13,26</text:p>
          </table:table-cell>
          <table:table-cell table:style-name="ce19" table:formula="of:=VALUE(LEFT( [.C77]; FIND(&quot;,&quot;;[.C77])-1 ))*26  + VALUE(RIGHT([.C77];LEN([.C77])-FIND(&quot;,&quot;;[.C77])))" office:value-type="float" office:value="364" calcext:value-type="float">
            <text:p>3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eyboard 6th line</text:p>
          </table:table-cell>
          <table:table-cell table:style-name="ce5" table:number-columns-repeated="3"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2" office:value-type="string" calcext:value-type="string">
            <text:p>15,25</text:p>
          </table:table-cell>
          <table:table-cell table:style-name="ce19" table:formula="of:=VALUE(LEFT( [.C79]; FIND(&quot;,&quot;;[.C79])-1 ))*26  + VALUE(RIGHT([.C79];LEN([.C79])-FIND(&quot;,&quot;;[.C79])))" office:value-type="float" office:value="415" calcext:value-type="float">
            <text:p>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20,24</text:p>
          </table:table-cell>
          <table:table-cell table:style-name="ce19" table:formula="of:=VALUE(LEFT( [.C80]; FIND(&quot;,&quot;;[.C80])-1 ))*26  + VALUE(RIGHT([.C80];LEN([.C80])-FIND(&quot;,&quot;;[.C80])))" office:value-type="float" office:value="544" calcext:value-type="float">
            <text:p>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yb Key</text:p>
          </table:table-cell>
          <table:table-cell table:number-columns-repeated="2" office:value-type="string" calcext:value-type="string">
            <text:p>20,23</text:p>
          </table:table-cell>
          <table:table-cell table:style-name="ce19" table:formula="of:=VALUE(LEFT( [.C81]; FIND(&quot;,&quot;;[.C81])-1 ))*26  + VALUE(RIGHT([.C81];LEN([.C81])-FIND(&quot;,&quot;;[.C81])))" office:value-type="float" office:value="543" calcext:value-type="float">
            <text:p>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18,24</text:p>
          </table:table-cell>
          <table:table-cell table:style-name="ce19" table:formula="of:=VALUE(LEFT( [.C82]; FIND(&quot;,&quot;;[.C82])-1 ))*26  + VALUE(RIGHT([.C82];LEN([.C82])-FIND(&quot;,&quot;;[.C82])))" office:value-type="float" office:value="492" calcext:value-type="float">
            <text:p>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 office:value-type="string" calcext:value-type="string">
            <text:p>7,22</text:p>
          </table:table-cell>
          <table:table-cell table:style-name="ce19" table:formula="of:=VALUE(LEFT( [.C83]; FIND(&quot;,&quot;;[.C83])-1 ))*26  + VALUE(RIGHT([.C83];LEN([.C83])-FIND(&quot;,&quot;;[.C83])))"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</text:p>
          </table:table-cell>
          <table:table-cell table:number-columns-repeated="2" office:value-type="string" calcext:value-type="string">
            <text:p>19,24</text:p>
          </table:table-cell>
          <table:table-cell table:style-name="ce19" table:formula="of:=VALUE(LEFT( [.C84]; FIND(&quot;,&quot;;[.C84])-1 ))*26  + VALUE(RIGHT([.C84];LEN([.C84])-FIND(&quot;,&quot;;[.C84])))" office:value-type="float" office:value="518" calcext:value-type="float">
            <text:p>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tGr</text:p>
          </table:table-cell>
          <table:table-cell table:number-columns-repeated="2" office:value-type="string" calcext:value-type="string">
            <text:p>17,25</text:p>
          </table:table-cell>
          <table:table-cell table:style-name="ce19" table:formula="of:=VALUE(LEFT( [.C85]; FIND(&quot;,&quot;;[.C85])-1 ))*26  + VALUE(RIGHT([.C85];LEN([.C85])-FIND(&quot;,&quot;;[.C85])))" office:value-type="float" office:value="467" calcext:value-type="float">
            <text:p>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sor Left</text:p>
          </table:table-cell>
          <table:table-cell table:number-columns-repeated="2" office:value-type="string" calcext:value-type="string">
            <text:p>13,25</text:p>
          </table:table-cell>
          <table:table-cell table:style-name="ce19" table:formula="of:=VALUE(LEFT( [.C86]; FIND(&quot;,&quot;;[.C86])-1 ))*26  + VALUE(RIGHT([.C86];LEN([.C86])-FIND(&quot;,&quot;;[.C86])))" office:value-type="float" office:value="363" calcext:value-type="float">
            <text:p>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sor Top</text:p>
          </table:table-cell>
          <table:table-cell table:number-columns-repeated="2" office:value-type="string" calcext:value-type="string">
            <text:p>6,22</text:p>
          </table:table-cell>
          <table:table-cell table:style-name="ce19" table:formula="of:=VALUE(LEFT( [.C87]; FIND(&quot;,&quot;;[.C87])-1 ))*26  + VALUE(RIGHT([.C87];LEN([.C87])-FIND(&quot;,&quot;;[.C87])))"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sor Bottom</text:p>
          </table:table-cell>
          <table:table-cell office:value-type="string" calcext:value-type="string">
            <text:p>10,22</text:p>
          </table:table-cell>
          <table:table-cell table:style-name="ce18" office:value-type="string" calcext:value-type="string">
            <text:p>9,22</text:p>
          </table:table-cell>
          <table:table-cell table:style-name="ce19" table:formula="of:=VALUE(LEFT( [.C88]; FIND(&quot;,&quot;;[.C88])-1 ))*26  + VALUE(RIGHT([.C88];LEN([.C88])-FIND(&quot;,&quot;;[.C88])))"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sor Right</text:p>
          </table:table-cell>
          <table:table-cell table:number-columns-repeated="2" office:value-type="string" calcext:value-type="string">
            <text:p>15,23</text:p>
          </table:table-cell>
          <table:table-cell table:style-name="ce19" table:formula="of:=VALUE(LEFT( [.C89]; FIND(&quot;,&quot;;[.C89])-1 ))*26  + VALUE(RIGHT([.C89];LEN([.C89])-FIND(&quot;,&quot;;[.C89])))" office:value-type="float" office:value="413" calcext:value-type="float">
            <text:p>413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22:06:48.148076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0T22:36:23.453211029</meta:creation-date>
    <dc:date>2026-02-15T22:08:04.637923681</dc:date>
    <meta:editing-duration>PT2H25M3S</meta:editing-duration>
    <meta:editing-cycles>9</meta:editing-cycles>
    <meta:generator>LibreOffice/6.0.7.3$Linux_X86_64 LibreOffice_project/00m0$Build-3</meta:generator>
    <meta:document-statistic meta:table-count="1" meta:cell-count="338" meta:object-count="0"/>
  </office:meta>
</office:document-meta>
</file>